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linear_intro (3)" table:style-name="ta1">
        <table:shapes>
          <draw:frame draw:z-index="0" draw:style-name="gr1" draw:text-style-name="P1" svg:width="453.51pt" svg:height="255.09pt" svg:x="165.06pt" svg:y="15.65pt">
            <loext:p draw:notify-on-update-of-ranges="'loglinear_intro (3)'.B1:'loglinear_intro (3)'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83.8pt" svg:y="328.11pt">
            <loext:p draw:notify-on-update-of-ranges="'loglinear_intro (3)'.B28:'loglinear_intro (3)'.B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0:46:50.430550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11-30T10:47:48.969820842</dc:date>
    <meta:editing-duration>PT7M14S</meta:editing-duration>
    <meta:editing-cycles>3</meta:editing-cycles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loglinear_intro (3)'.B1:'loglinear_intro (3)'.B11" svg:x="0.32cm" svg:y="0.18cm" svg:width="12.508cm" svg:height="8.64cm">
          <chartooo:coordinate-region svg:x="1.127cm" svg:y="0.379cm" svg:width="11.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oglinear_intro (3)'.B1:'loglinear_intro (3)'.B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oglinear_intro (3)'.B1:'loglinear_intro (3)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Linear Search Worst Case Iterations</text:p>
        </chart:title>
        <chart:subtitle svg:x="4.45cm" svg:y="1.275cm" chart:style-name="ch3">
          <text:p>O(n): Linear Search works in linear time.</text:p>
        </chart:subtitle>
        <chart:legend chart:legend-position="end" svg:x="13.148cm" svg:y="4.201cm" style:legend-expansion="high" chart:style-name="ch4"/>
        <chart:plot-area chart:style-name="ch5" table:cell-range-address="'loglinear_intro (3)'.B28:'loglinear_intro (3)'.B36" svg:x="0.32cm" svg:y="2.138cm" svg:width="12.508cm" svg:height="6.682cm">
          <chartooo:coordinate-region svg:x="0.756cm" svg:y="2.337cm" svg:width="11.79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loglinear_intro (3)'.B28:'loglinear_intro (3)'.B3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oglinear_intro (3)'.B28:'loglinear_intro (3)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